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4070a" draw:fill-color="#fcd4d1" draw:textarea-horizontal-align="justify" draw:textarea-vertical-align="middle" draw:auto-grow-height="false" fo:min-height="2.798cm" fo:min-width="23.028cm"/>
    </style:style>
    <style:style style:name="gr2" style:family="graphic" style:parent-style-name="standard">
      <style:graphic-properties svg:stroke-color="#94070a" draw:fill-color="#f7a19a" draw:textarea-horizontal-align="justify" draw:textarea-vertical-align="middle" draw:auto-grow-height="false" fo:min-height="0.766cm" fo:min-width="3.724cm"/>
    </style:style>
    <style:style style:name="gr3" style:family="graphic" style:parent-style-name="standard">
      <style:graphic-properties svg:stroke-color="#94070a" draw:fill-color="#f7a19a" draw:textarea-horizontal-align="justify" draw:textarea-vertical-align="middle" draw:auto-grow-height="false" fo:min-height="0.766cm" fo:min-width="3.724cm"/>
    </style:style>
    <style:style style:name="gr4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4.718cm"/>
    </style:style>
    <style:style style:name="gr5" style:family="graphic" style:parent-style-name="standard">
      <style:graphic-properties svg:stroke-color="#ed1c24" draw:fill-color="#fcd4d1" draw:textarea-horizontal-align="justify" draw:textarea-vertical-align="middle" draw:auto-grow-height="false" fo:min-height="4.83cm" fo:min-width="3.056cm"/>
    </style:style>
    <style:style style:name="gr6" style:family="graphic" style:parent-style-name="objectwithoutfill">
      <style:graphic-properties svg:stroke-color="#94070a" draw:marker-end="Arrow" draw:marker-end-width="0.3cm" draw:fill="none" draw:fill-color="#00aaad" draw:textarea-vertical-align="middl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.516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1.532cm"/>
    </style:style>
    <style:style style:name="gr9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3.818cm"/>
    </style:style>
    <style:style style:name="gr10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3.818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ed1c24" draw:fill-color="#fcd4d1" draw:textarea-horizontal-align="justify" draw:textarea-vertical-align="middle" draw:auto-grow-height="false" fo:min-height="4.83cm" fo:min-width="3.564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2.04cm"/>
    </style:style>
    <style:style style:name="gr14" style:family="graphic" style:parent-style-name="standard">
      <style:graphic-properties draw:stroke="none" draw:fill="none" fo:min-height="0.595cm"/>
    </style:style>
    <style:style style:name="gr15" style:family="graphic" style:parent-style-name="standard">
      <style:graphic-properties svg:stroke-color="#00888a" draw:fill-color="#bce4e5" draw:textarea-horizontal-align="justify" draw:textarea-vertical-align="middle" draw:auto-grow-height="false" fo:min-height="2.798cm" fo:min-width="12.454cm"/>
    </style:style>
    <style:style style:name="gr16" style:family="graphic" style:parent-style-name="standard">
      <style:graphic-properties svg:stroke-color="#00888a" draw:fill-color="#87d1d1" draw:textarea-horizontal-align="justify" draw:textarea-vertical-align="middle" draw:auto-grow-height="false" fo:min-height="0.766cm" fo:min-width="3.056cm"/>
    </style:style>
    <style:style style:name="gr17" style:family="graphic" style:parent-style-name="standard">
      <style:graphic-properties svg:stroke-color="#00888a" draw:fill-color="#87d1d1" draw:textarea-horizontal-align="justify" draw:textarea-vertical-align="middle" draw:auto-grow-height="false" fo:min-height="0.766cm" fo:min-width="3.056cm"/>
    </style:style>
    <style:style style:name="gr18" style:family="graphic" style:parent-style-name="standard">
      <style:graphic-properties svg:stroke-color="#00888a" draw:fill-color="#87d1d1" draw:textarea-horizontal-align="justify" draw:textarea-vertical-align="middle" draw:auto-grow-height="false" fo:min-height="0.766cm" fo:min-width="4.834cm"/>
    </style:style>
    <style:style style:name="gr19" style:family="graphic" style:parent-style-name="standard">
      <style:graphic-properties svg:stroke-color="#94070a" draw:fill-color="#f7a19a" draw:textarea-horizontal-align="justify" draw:textarea-vertical-align="middle" draw:auto-grow-height="false" fo:min-height="0.766cm" fo:min-width="3.056cm"/>
    </style:style>
    <style:style style:name="gr20" style:family="graphic" style:parent-style-name="standard">
      <style:graphic-properties svg:stroke-color="#94070a" draw:fill-color="#f7a19a" draw:textarea-horizontal-align="justify" draw:textarea-vertical-align="middle" draw:auto-grow-height="false" fo:min-height="0.766cm" fo:min-width="3.056cm"/>
    </style:style>
    <style:style style:name="gr21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4.718cm"/>
    </style:style>
    <style:style style:name="gr22" style:family="graphic" style:parent-style-name="objectwithoutfill">
      <style:graphic-properties svg:stroke-color="#00888a" draw:marker-end="Arrow" draw:marker-end-width="0.3cm" draw:fill="none" draw:fill-color="#00aaad" draw:textarea-vertical-align="middle"/>
    </style:style>
    <style:style style:name="gr23" style:family="graphic" style:parent-style-name="standard">
      <style:graphic-properties svg:stroke-color="#fcd4d1" draw:fill-color="#fcd4d1" draw:textarea-horizontal-align="justify" draw:textarea-vertical-align="middle" draw:auto-grow-height="false" fo:min-height="1.02cm" fo:min-width="1.424cm"/>
    </style:style>
    <style:style style:name="gr24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3.056cm"/>
    </style:style>
    <style:style style:name="gr25" style:family="graphic" style:parent-style-name="standard">
      <style:graphic-properties svg:stroke-color="#ed1c24" draw:fill-color="#f7a19a" draw:textarea-horizontal-align="justify" draw:textarea-vertical-align="middle" draw:auto-grow-height="false" fo:min-height="0.766cm" fo:min-width="3.056cm"/>
    </style:style>
    <style:style style:name="gr26" style:family="graphic" style:parent-style-name="standard">
      <style:graphic-properties svg:stroke-color="#fcd4d1" draw:fill-color="#fcd4d1" draw:textarea-horizontal-align="justify" draw:textarea-vertical-align="middle" draw:auto-grow-height="false" fo:min-height="1.02cm" fo:min-width="1.424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cd4d1"/>
      <style:paragraph-properties fo:text-align="center"/>
      <style:text-properties style:font-name="Calibri1"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-color="#f7a19a"/>
      <style:paragraph-properties fo:text-align="center"/>
      <style:text-properties fo:color="#000000" style:font-name="Calibri1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f7a19a"/>
      <style:paragraph-properties fo:text-align="center"/>
      <style:text-properties style:font-name="Calibri1" fo:font-size="18pt" style:font-size-asian="18pt" style:font-size-complex="18pt"/>
    </style:style>
    <style:style style:name="P5" style:family="paragraph">
      <loext:graphic-properties draw:fill-color="#f7a19a"/>
      <style:paragraph-properties fo:text-align="center"/>
      <style:text-properties style:font-name="Calibri1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f7a19a"/>
      <style:paragraph-properties fo:text-align="center"/>
      <style:text-properties fo:color="#000000" style:font-name="Calibri1" fo:font-size="18pt" style:font-size-asian="18pt" style:font-size-complex="18pt"/>
    </style:style>
    <style:style style:name="P7" style:family="paragraph">
      <loext:graphic-properties draw:fill="none" draw:fill-color="#00aaad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style:font-name="Calibri1" fo:font-size="12pt" style:font-size-asian="18pt" style:font-size-complex="18pt"/>
    </style:style>
    <style:style style:name="P9" style:family="paragraph">
      <loext:graphic-properties draw:fill-color="#ffffff"/>
      <style:paragraph-properties fo:text-align="center"/>
      <style:text-properties fo:color="#000000" style:font-name="Calibri1" fo:font-size="12p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color="#000000" style:font-name="Calibri1" fo:font-size="16pt" style:font-size-asian="18pt" style:font-size-complex="18pt"/>
    </style:style>
    <style:style style:name="P12" style:family="paragraph">
      <loext:graphic-properties draw:fill-color="#f7a19a"/>
      <style:paragraph-properties fo:text-align="center"/>
      <style:text-properties fo:color="#000000" style:font-name="Calibri1" fo:font-size="16pt" style:font-size-asian="18pt" style:font-size-complex="18pt"/>
    </style:style>
    <style:style style:name="P13" style:family="paragraph">
      <style:paragraph-properties fo:text-align="center"/>
      <style:text-properties style:font-name="Calibri1" fo:font-size="12pt" style:font-size-asian="18pt" style:font-size-complex="18pt"/>
    </style:style>
    <style:style style:name="P14" style:family="paragraph">
      <style:paragraph-properties fo:text-align="center"/>
      <style:text-properties style:font-name="Calibri1" fo:font-size="18pt" style:font-size-asian="18pt" style:font-size-complex="18pt"/>
    </style:style>
    <style:style style:name="P15" style:family="paragraph">
      <loext:graphic-properties draw:fill-color="#f7a19a"/>
      <style:paragraph-properties fo:text-align="center"/>
      <style:text-properties fo:color="#111111" style:font-name="Calibri1" fo:font-size="16pt" style:font-size-asian="18pt" style:font-size-complex="18pt"/>
    </style:style>
    <style:style style:name="P16" style:family="paragraph">
      <loext:graphic-properties draw:fill="none"/>
    </style:style>
    <style:style style:name="P17" style:family="paragraph">
      <loext:graphic-properties draw:fill-color="#bce4e5"/>
      <style:paragraph-properties fo:text-align="center"/>
    </style:style>
    <style:style style:name="P18" style:family="paragraph">
      <loext:graphic-properties draw:fill-color="#87d1d1"/>
      <style:paragraph-properties fo:text-align="center"/>
      <style:text-properties style:font-name="Calibri1" fo:font-size="18pt" fo:font-weight="bold" style:font-size-asian="18pt" style:font-weight-asian="bold" style:font-size-complex="18pt" style:font-weight-complex="bold"/>
    </style:style>
    <style:style style:name="P19" style:family="paragraph">
      <loext:graphic-properties draw:fill-color="#87d1d1"/>
      <style:paragraph-properties fo:text-align="center"/>
      <style:text-properties style:font-name="Calibri1" fo:font-size="18pt" style:font-size-asian="18pt" style:font-size-complex="18pt"/>
    </style:style>
    <style:style style:name="P20" style:family="paragraph">
      <loext:graphic-properties draw:fill-color="#fcd4d1"/>
      <style:paragraph-properties fo:text-align="center"/>
      <style:text-properties style:font-name="Calibri1" fo:font-size="12pt" style:font-size-asian="18pt" style:font-size-complex="18pt"/>
    </style:style>
    <style:style style:name="T1" style:family="text">
      <style:text-properties fo:color="#000000" style:font-name="Calibri1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style:font-name="Calibri1" fo:font-size="18pt" style:font-size-asian="18pt" style:font-size-complex="18pt"/>
    </style:style>
    <style:style style:name="T3" style:family="text">
      <style:text-properties style:font-name="Calibri1" fo:font-size="18pt" style:font-size-asian="18pt" style:font-size-complex="18pt"/>
    </style:style>
    <style:style style:name="T4" style:family="text">
      <style:text-properties fo:color="#000000" style:font-name="Calibri1" fo:font-size="12pt" style:font-size-asian="18pt" style:font-size-complex="18pt"/>
    </style:style>
    <style:style style:name="T5" style:family="text">
      <style:text-properties fo:color="#000000" fo:font-size="16pt" style:font-size-asian="18pt" style:font-size-complex="18pt"/>
    </style:style>
    <style:style style:name="T6" style:family="text">
      <style:text-properties fo:color="#000000" fo:font-size="15pt" style:font-size-asian="18pt" style:font-size-complex="18pt"/>
    </style:style>
    <style:style style:name="T7" style:family="text">
      <style:text-properties fo:color="#111111" fo:font-size="16pt" style:font-size-asian="18pt" style:font-size-complex="18pt"/>
    </style:style>
    <style:style style:name="T8" style:family="text">
      <style:text-properties fo:color="#000000" fo:font-size="18pt" style:font-size-asian="18pt" style:font-size-complex="18pt"/>
    </style:style>
    <style:style style:name="T9" style:family="text">
      <style:text-properties style:font-name="Calibri1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Calibri1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23.528cm" svg:height="3.048cm" svg:x="2.634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3" draw:layer="layout" svg:width="4.224cm" svg:height="1.016cm" svg:x="3.396cm" svg:y="8.382cm">
            <text:p text:style-name="P2"><text:span text:style-name="T1">Alimen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224cm" svg:height="1.016cm" svg:x="3.396cm" svg:y="9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5" draw:layer="layout" svg:width="5.218cm" svg:height="1.016cm" svg:x="9.099cm" svg:y="8.382cm">
            <text:p text:style-name="P2"><text:span text:style-name="T1">Distribu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5.218cm" svg:height="1.016cm" svg:x="9.099cm" svg:y="9.398cm">
            <text:p text:style-name="P2"><text:span text:style-name="T2">Variateur ESC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3.556cm" svg:height="5.08cm" svg:x="26.924cm" svg:y="5.334cm">
            <text:p text:style-name="P2"><text:span text:style-name="T1">AGIR</text:span></text:p>
            <text:p text:style-name="P2"><text:span text:style-name="T3"/></text:p>
            <text:p text:style-name="P2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" draw:text-style-name="P7" draw:layer="layout" svg:x1="6.559cm" svg:y1="9.398cm" svg:x2="9.099cm" svg:y2="9.398cm">
          <text:p/>
        </draw:line>
        <draw:line draw:style-name="gr6" draw:text-style-name="P7" draw:layer="layout" svg:x1="27.686cm" svg:y1="3.556cm" svg:x2="27.686cm" svg:y2="5.334cm">
          <text:p/>
        </draw:line>
        <draw:custom-shape draw:style-name="gr7" draw:text-style-name="P8" draw:layer="layout" svg:width="1.016cm" svg:height="1.27cm" svg:x="28.448cm" svg:y="3.556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7.686cm" svg:y1="10.414cm" svg:x2="27.686cm" svg:y2="12.192cm">
          <text:p/>
        </draw:line>
        <draw:custom-shape draw:style-name="gr8" draw:text-style-name="P9" draw:layer="layout" svg:width="2.032cm" svg:height="0.508cm" svg:x="10.976cm" svg:y="10.984cm">
          <text:p text:style-name="P2"><text:span text:style-name="T4">ESC : Electronic Speed Controller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4.317cm" svg:y1="9.398cm" svg:x2="15.747cm" svg:y2="9.398cm">
          <text:p/>
        </draw:line>
        <draw:line draw:style-name="gr6" draw:text-style-name="P7" draw:layer="layout" svg:x1="19.558cm" svg:y1="9.398cm" svg:x2="21.59cm" svg:y2="9.398cm">
          <text:p/>
        </draw:line>
        <draw:g>
          <draw:custom-shape draw:style-name="gr9" draw:text-style-name="P5" draw:layer="layout" svg:width="4.318cm" svg:height="1.016cm" svg:x="15.795cm" svg:y="8.382cm">
            <text:p text:style-name="P2"><text:span text:style-name="T1">Converti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4.318cm" svg:height="1.016cm" svg:x="15.795cm" svg:y="9.398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7" draw:layer="layout" svg:x1="25.654cm" svg:y1="9.398cm" svg:x2="27.084cm" svg:y2="9.398cm">
          <text:p/>
        </draw:line>
        <draw:g>
          <draw:custom-shape draw:style-name="gr9" draw:text-style-name="P5" draw:layer="layout" svg:width="4.318cm" svg:height="1.016cm" svg:x="21.59cm" svg:y="8.382cm">
            <text:p text:style-name="P2"><text:span text:style-name="T1">Transmettr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4.318cm" svg:height="1.016cm" svg:x="21.59cm" svg:y="9.398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7" draw:layer="layout" svg:x1="9.906cm" svg:y1="6.604cm" svg:x2="9.906cm" svg:y2="8.382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1" draw:layer="layout" svg:width="23.528cm" svg:height="3.048cm" svg:x="2.634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3" draw:layer="layout" svg:width="4.224cm" svg:height="1.016cm" svg:x="3.396cm" svg:y="8.382cm">
            <text:p text:style-name="P2"><text:span text:style-name="T1">Alimen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2" draw:layer="layout" svg:width="4.224cm" svg:height="1.016cm" svg:x="3.396cm" svg:y="9.398cm">
            <text:p text:style-name="P11"><text:span text:style-name="T5">Batteries lithiu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5" draw:layer="layout" svg:width="5.218cm" svg:height="1.016cm" svg:x="9.099cm" svg:y="8.382cm">
            <text:p text:style-name="P2"><text:span text:style-name="T1">Distribu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5.218cm" svg:height="1.016cm" svg:x="9.099cm" svg:y="9.398cm">
            <text:p text:style-name="P2"><text:span text:style-name="T2">Variateur ESC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" draw:layer="layout" svg:width="4.064cm" svg:height="5.08cm" svg:x="26.924cm" svg:y="5.334cm">
            <text:p text:style-name="P2"><text:span text:style-name="T1">AGIR</text:span></text:p>
            <text:p text:style-name="P2"><text:span text:style-name="T1"/></text:p>
            <text:p text:style-name="P2"><text:span text:style-name="T1">Déplacement</text:span></text:p>
            <text:p text:style-name="P2"><text:span text:style-name="T1">du drone</text:span></text:p>
            <text:p text:style-name="P2"><text:span text:style-name="T3"/></text:p>
            <text:p text:style-name="P2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" draw:text-style-name="P7" draw:layer="layout" svg:x1="6.559cm" svg:y1="9.398cm" svg:x2="9.099cm" svg:y2="9.398cm">
          <text:p/>
        </draw:line>
        <draw:line draw:style-name="gr6" draw:text-style-name="P7" draw:layer="layout" svg:x1="27.686cm" svg:y1="3.556cm" svg:x2="27.686cm" svg:y2="5.334cm">
          <text:p/>
        </draw:line>
        <draw:custom-shape draw:style-name="gr13" draw:text-style-name="P9" draw:layer="layout" svg:width="2.54cm" svg:height="1.27cm" svg:x="28cm" svg:y="3.556cm">
          <text:p text:style-name="P13"><text:span text:style-name="T6">Position A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7.686cm" svg:y1="10.414cm" svg:x2="27.686cm" svg:y2="12.192cm">
          <text:p/>
        </draw:line>
        <draw:custom-shape draw:style-name="gr8" draw:text-style-name="P9" draw:layer="layout" svg:width="2.032cm" svg:height="0.508cm" svg:x="10.976cm" svg:y="10.984cm">
          <text:p text:style-name="P2"><text:span text:style-name="T4">ESC : Electronic Speed Controller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4.317cm" svg:y1="9.398cm" svg:x2="15.747cm" svg:y2="9.398cm">
          <text:p/>
        </draw:line>
        <draw:line draw:style-name="gr6" draw:text-style-name="P7" draw:layer="layout" svg:x1="19.558cm" svg:y1="9.398cm" svg:x2="21.59cm" svg:y2="9.398cm">
          <text:p/>
        </draw:line>
        <draw:g>
          <draw:custom-shape draw:style-name="gr9" draw:text-style-name="P5" draw:layer="layout" svg:width="4.318cm" svg:height="1.016cm" svg:x="15.795cm" svg:y="8.382cm">
            <text:p text:style-name="P2"><text:span text:style-name="T1">Convertir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5" draw:layer="layout" svg:width="4.318cm" svg:height="1.016cm" svg:x="15.795cm" svg:y="9.398cm">
            <text:p text:style-name="P14"><text:span text:style-name="T7">Moteurs brushless</text:span></text:p>
            <draw:enhanced-geometry svg:viewBox="0 0 21600 21600" draw:type="rectangle" draw:enhanced-path="M 0 0 L 21600 0 21600 21600 0 21600 0 0 Z N"/>
          </draw:custom-shape>
        </draw:g>
        <draw:line draw:style-name="gr6" draw:text-style-name="P7" draw:layer="layout" svg:x1="25.654cm" svg:y1="9.398cm" svg:x2="27.084cm" svg:y2="9.398cm">
          <text:p/>
        </draw:line>
        <draw:g>
          <draw:custom-shape draw:style-name="gr9" draw:text-style-name="P5" draw:layer="layout" svg:width="4.318cm" svg:height="1.016cm" svg:x="21.59cm" svg:y="8.382cm">
            <text:p text:style-name="P2"><text:span text:style-name="T1">Transmettr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4.318cm" svg:height="1.016cm" svg:x="21.59cm" svg:y="9.398cm">
            <text:p text:style-name="P14"><text:span text:style-name="T8">Hélices</text:span></text:p>
            <draw:enhanced-geometry svg:viewBox="0 0 21600 21600" draw:type="rectangle" draw:enhanced-path="M 0 0 L 21600 0 21600 21600 0 21600 0 0 Z N"/>
          </draw:custom-shape>
        </draw:g>
        <draw:line draw:style-name="gr6" draw:text-style-name="P7" draw:layer="layout" svg:x1="9.906cm" svg:y1="6.604cm" svg:x2="9.906cm" svg:y2="8.382cm">
          <text:p/>
        </draw:line>
        <draw:line draw:style-name="gr6" draw:text-style-name="P7" draw:layer="layout" svg:x1="0.762cm" svg:y1="9.398cm" svg:x2="3.302cm" svg:y2="9.398cm">
          <text:p/>
        </draw:line>
        <draw:frame draw:style-name="gr14" draw:text-style-name="P16" draw:layer="layout" svg:width="2.818cm" svg:height="1.099cm" svg:x="0.484cm" svg:y="8.382cm">
          <draw:text-box>
            <text:p><text:span text:style-name="T4">Énergie</text:span></text:p>
            <text:p><text:span text:style-name="T4">électrique</text:span></text:p>
          </draw:text-box>
        </draw:frame>
        <draw:custom-shape draw:style-name="gr13" draw:text-style-name="P9" draw:layer="layout" svg:width="2.54cm" svg:height="1.27cm" svg:x="28cm" svg:y="10.668cm">
          <text:p text:style-name="P13"><text:span text:style-name="T6">Position B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1" draw:layer="layout" svg:width="18.624cm" svg:height="10.476cm" svg:x="1.482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5" draw:text-style-name="P17" draw:layer="layout" svg:width="12.954cm" svg:height="3.048cm" svg:x="2.634cm" svg:y="4.318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18" draw:layer="layout" svg:width="3.556cm" svg:height="1.016cm" svg:x="3.396cm" svg:y="4.826cm">
            <text:p text:style-name="P2"><text:span text:style-name="T9">Acquérir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9" draw:layer="layout" svg:width="3.556cm" svg:height="1.016cm" svg:x="3.396cm" svg:y="5.8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8" draw:layer="layout" svg:width="5.334cm" svg:height="1.016cm" svg:x="9.746cm" svg:y="4.826cm">
            <text:p text:style-name="P2"><text:span text:style-name="T9">Traiter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9" draw:layer="layout" svg:width="5.334cm" svg:height="1.016cm" svg:x="9.746cm" svg:y="5.842cm">
            <text:p text:style-name="P2"><text:span text:style-name="T3"><text:s/>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23.528cm" svg:height="3.048cm" svg:x="2.634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3.556cm" svg:height="1.016cm" svg:x="3.396cm" svg:y="8.382cm">
          <text:p text:style-name="P2"><text:span text:style-name="T9">Alim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3.556cm" svg:height="1.016cm" svg:x="3.396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5" draw:layer="layout" svg:width="5.218cm" svg:height="1.016cm" svg:x="9.492cm" svg:y="8.382cm">
            <text:p text:style-name="P2"><text:span text:style-name="T9">Distribu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5.218cm" svg:height="1.016cm" svg:x="9.492cm" svg:y="9.3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3.556cm" svg:height="5.08cm" svg:x="26.924cm" svg:y="5.334cm">
            <text:p text:style-name="P2"><text:span text:style-name="T9">AGIR</text:span></text:p>
            <text:p text:style-name="P2"><text:span text:style-name="T3"/></text:p>
            <text:p text:style-name="P2"><text:span text:style-name="T3">Mettre l’air</text:span></text:p>
            <text:p text:style-name="P2"><text:span text:style-name="T3">en</text:span></text:p>
            <text:p text:style-name="P2"><text:span text:style-name="T3">mou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2" draw:text-style-name="P7" draw:layer="layout" svg:x1="0.602cm" svg:y1="5.842cm" svg:x2="3.396cm" svg:y2="5.842cm">
          <text:p/>
        </draw:line>
        <draw:line draw:style-name="gr22" draw:text-style-name="P7" draw:layer="layout" svg:x1="6.952cm" svg:y1="5.842cm" svg:x2="9.746cm" svg:y2="5.842cm">
          <text:p/>
        </draw:line>
        <draw:line draw:style-name="gr22" draw:text-style-name="P7" draw:layer="layout" svg:x1="12.794cm" svg:y1="6.858cm" svg:x2="12.794cm" svg:y2="8.382cm">
          <text:p/>
        </draw:line>
        <draw:custom-shape draw:style-name="gr23" draw:text-style-name="P20" draw:layer="layout" svg:width="1.924cm" svg:height="1.27cm" svg:x="7.06cm" svg:y="8.382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6.952cm" svg:y1="9.398cm" svg:x2="9.492cm" svg:y2="9.398cm">
          <text:p/>
        </draw:line>
        <draw:line draw:style-name="gr6" draw:text-style-name="P7" draw:layer="layout" svg:x1="27.686cm" svg:y1="3.556cm" svg:x2="27.686cm" svg:y2="5.334cm">
          <text:p/>
        </draw:line>
        <draw:line draw:style-name="gr6" draw:text-style-name="P7" draw:layer="layout" svg:x1="27.686cm" svg:y1="10.414cm" svg:x2="27.686cm" svg:y2="12.192cm">
          <text:p/>
        </draw:line>
        <draw:g>
          <draw:custom-shape draw:style-name="gr24" draw:text-style-name="P5" draw:layer="layout" svg:width="3.556cm" svg:height="1.016cm" svg:x="17.112cm" svg:y="8.382cm">
            <text:p text:style-name="P2"><text:span text:style-name="T9">Convertir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3.556cm" svg:height="1.016cm" svg:x="17.112cm" svg:y="9.39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4" draw:text-style-name="P5" draw:layer="layout" svg:width="3.556cm" svg:height="1.016cm" svg:x="22.098cm" svg:y="8.382cm">
            <text:p text:style-name="P2"><text:span text:style-name="T9">Transmettr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3.556cm" svg:height="1.016cm" svg:x="22.098cm" svg:y="9.398cm">
            <text:p/>
            <draw:enhanced-geometry svg:viewBox="0 0 21600 21600" draw:type="rectangle" draw:enhanced-path="M 0 0 L 21600 0 21600 21600 0 21600 0 0 Z N"/>
          </draw:custom-shape>
        </draw:g>
        <draw:custom-shape draw:style-name="gr26" draw:text-style-name="P20" draw:layer="layout" svg:width="1.924cm" svg:height="1.27cm" svg:x="14.934cm" svg:y="8.128cm">
          <text:p text:style-name="P2"><text:span text:style-name="T10"><text:s/></text:span></text:p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4.572cm" svg:y1="9.398cm" svg:x2="17.112cm" svg:y2="9.398cm">
          <text:p/>
        </draw:line>
        <draw:line draw:style-name="gr6" draw:text-style-name="P7" draw:layer="layout" svg:x1="20.668cm" svg:y1="9.398cm" svg:x2="22.098cm" svg:y2="9.398cm">
          <text:p/>
        </draw:line>
        <draw:line draw:style-name="gr6" draw:text-style-name="P7" draw:layer="layout" svg:x1="25.654cm" svg:y1="9.398cm" svg:x2="27.084cm" svg:y2="9.398cm">
          <text:p/>
        </draw:lin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a65d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3.2$Windows_X86_64 LibreOffice_project/aecc05fe267cc68dde00352a451aa867b3b546ac</meta:generator>
    <dc:date>2019-05-28T22:37:33.660000000</dc:date>
    <meta:editing-duration>PT1H11M21S</meta:editing-duration>
    <meta:editing-cycles>9</meta:editing-cycles>
    <meta:document-statistic meta:object-count="110"/>
  </office:meta>
</office:document-meta>
</file>